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Month</text:p>
          </table:table-cell>
          <table:table-cell office:value-type="string" table:style-name="ce1">
            <text:p>Price</text:p>
          </table:table-cell>
          <table:table-cell table:number-columns-repeated="16381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1" table:style-name="ce1">
            <text:p>1</text:p>
          </table:table-cell>
          <table:table-cell office:value-type="float" office:value="430" table:style-name="ce2">
            <text:p>43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20" table:style-name="ce2">
            <text:p>42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36" table:style-name="ce2">
            <text:p>43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52" table:style-name="ce2">
            <text:p>45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77" table:style-name="ce2">
            <text:p>47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20" table:style-name="ce2">
            <text:p>42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98" table:style-name="ce2">
            <text:p>39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01" table:style-name="ce2">
            <text:p>50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14" table:style-name="ce2">
            <text:p>51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32" table:style-name="ce2">
            <text:p>53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12" table:style-name="ce2">
            <text:p>51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410" table:style-name="ce2">
            <text:p>410</text:p>
          </table:table-cell>
          <table:table-cell table:number-columns-repeated="16381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13" table:style-name="ce1">
            <text:p>13</text:p>
          </table:table-cell>
          <table:table-cell office:value-type="float" office:value="442" table:style-name="ce2">
            <text:p>44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49" table:style-name="ce2">
            <text:p>44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58" table:style-name="ce2">
            <text:p>4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472" table:style-name="ce2">
            <text:p>4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463" table:style-name="ce2">
            <text:p>4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400" table:style-name="ce2">
            <text:p>4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487" table:style-name="ce2">
            <text:p>4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503" table:style-name="ce2">
            <text:p>5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503" table:style-name="ce2">
            <text:p>5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503" table:style-name="ce2">
            <text:p>5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548" table:style-name="ce2">
            <text:p>5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432" table:style-name="ce2">
            <text:p>432</text:p>
          </table:table-cell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Anugrah Deagung</meta:initial-creator>
    <dc:creator>Dede Reza Anggoro</dc:creator>
    <meta:creation-date>2022-08-22T15:57:00Z</meta:creation-date>
    <dc:date>2022-10-03T06:04:12Z</dc:date>
    <meta:editing-cycles>1</meta:editing-cycles>
    <meta:editing-duration>PT154S</meta:editing-duration>
  </office:meta>
</office:document-meta>
</file>